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528cm" svg:height="3.528cm" svg:x="7.197cm" svg:y="9.221cm">
            <text:p/>
          </draw:rect>
          <draw:custom-shape draw:style-name="gr2" draw:text-style-name="P1" draw:layer="layout" svg:width="1.637cm" svg:height="1.764cm" svg:x="8.143cm" svg:y="10.10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8-13T17:23:40</meta:creation-date>
    <dc:date>2024-08-13T18:06:51</dc:date>
    <meta:editing-duration>PT16M10S</meta:editing-duration>
    <meta:editing-cycles>7</meta:editing-cycles>
    <meta:generator>OpenOffice/4.1.14$Unix OpenOffice.org_project/4114m1$Build-9811</meta:generator>
    <meta:document-statistic meta:object-count="3"/>
  </office:meta>
</office:document-meta>
</file>